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4ff" officeooo:paragraph-rsid="000394ff"/>
    </style:style>
    <style:style style:name="P2" style:family="paragraph" style:parent-style-name="Standard">
      <style:text-properties fo:font-size="15pt" officeooo:rsid="000394ff" officeooo:paragraph-rsid="000394ff" style:font-size-asian="15pt" style:font-size-complex="15pt"/>
    </style:style>
    <style:style style:name="P3" style:family="paragraph" style:parent-style-name="Standard">
      <style:text-properties fo:font-size="15pt" officeooo:rsid="000394ff" officeooo:paragraph-rsid="000394ff" style:font-size-asian="15pt" style:font-size-complex="15pt"/>
    </style:style>
    <style:style style:name="P4" style:family="paragraph" style:parent-style-name="Standard">
      <style:text-properties fo:font-size="15pt" fo:font-weight="bold" officeooo:rsid="0003f91e" officeooo:paragraph-rsid="0003f91e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 preposition → direct object → accusative </text:p>
      <text:p text:style-name="P4">Preposition → indirect object → dative </text:p>
      <text:p text:style-name="P2"/>
      <text:p text:style-name="P2"/>
      <text:p text:style-name="P2">Quiz #2 Review</text:p>
      <text:p text:style-name="P1"/>
      <text:p text:style-name="P1">/p/ → /b/</text:p>
      <text:p text:style-name="P1"/>
      <text:p text:style-name="P1">I see a friend.</text:p>
      <text:p text:style-name="P1">Direct object</text:p>
      <text:p text:style-name="P1">Accusative</text:p>
      <text:p text:style-name="P1"/>
      <text:p text:style-name="P1">Proto-IE, patriarchal </text:p>
      <text:p text:style-name="P1"/>
      <text:p text:style-name="P1">horse domestication and the wheel allowed IE to spread</text:p>
      <text:p text:style-name="P1"/>
      <text:p text:style-name="P1">60/100 words remain, how long? ~3000 years.</text:p>
      <text:p text:style-name="P1"/>
      <text:p text:style-name="P1">“I ran to my friend at the store” store → location</text:p>
      <text:p text:style-name="P1"/>
      <text:p text:style-name="P1">Largest number of total languages? Niger-Congo</text:p>
      <text:p text:style-name="P1"/>
      <text:p text:style-name="P1">La/il in Latin represents the gender system</text:p>
      <text:p text:style-name="P1"/>
      <text:p text:style-name="P1">Proto-IE most likely spoken in Ukraine (steppe/forest)</text:p>
      <text:p text:style-name="P1"/>
      <text:p text:style-name="P1"/>
      <text:p text:style-name="P1"/>
      <text:p text:style-name="P1"/>
      <text:p text:style-name="P2">Quiz #1 review</text:p>
      <text:p text:style-name="P1"/>
      <text:p text:style-name="P1">Language drift (sound changes and lenition) and language engineering could cause langauges to change internally</text:p>
      <text:p text:style-name="P1"/>
      <text:p text:style-name="P1">Raccoon and stuff from Powhatan</text:p>
      <text:p text:style-name="P1"/>
      <text:p text:style-name="P1">/s/ → /h/</text:p>
      <text:p text:style-name="P1"/>
      <text:p text:style-name="P1">IE sub-families isolates: Greek, Albanian, or Armenian</text:p>
      <text:p text:style-name="P1"/>
      <text:p text:style-name="P1">IE sub families: germanic, romantic, slavic</text:p>
      <text:p text:style-name="P1"/>
      <text:p text:style-name="P1">7k languages total</text:p>
      <text:p text:style-name="P1"/>
      <text:p text:style-name="P1">isogloss is where sound changes appear on either side of the line</text:p>
      <text:p text:style-name="P1"/>
      <text:p text:style-name="P1">dialect continuum in Canada, </text:p>
      <text:p text:style-name="P1"/>
      <text:p text:style-name="P1">Language is a system of rules.</text:p>
      <text:p text:style-name="P1"/>
      <text:p text:style-name="P1">Latte vs Lapte, latte is softer</text:p>
      <text:p text:style-name="P1"><text:soft-page-break/></text:p>
      <text:p text:style-name="P1">Oldest written IE language now extinct? Hittite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4:38:06.354562293</meta:creation-date>
    <dc:date>2025-09-19T15:11:36.693383135</dc:date>
    <meta:editing-duration>PT8M2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6" meta:word-count="152" meta:character-count="938" meta:non-whitespace-character-count="808"/>
  </office:meta>
</office:document-meta>
</file>